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875cm"/>
    </style:style>
    <style:style style:name="co7" style:family="table-column">
      <style:table-column-properties fo:break-before="auto" style:column-width="1.79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order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ackground-color="#ff9900"/>
    </style:style>
    <style:style style:name="ce25" style:family="table-cell" style:parent-style-name="Default">
      <style:table-cell-properties fo:background-color="#66ff6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8"/>
        <table:table-column table:style-name="co4" table:number-columns-repeated="3" table:default-cell-style-name="ce14"/>
        <table:table-column table:style-name="co4" table:default-cell-style-name="Default"/>
        <table:table-column table:style-name="co4" table:default-cell-style-name="ce14"/>
        <table:table-column table:style-name="co4" table:default-cell-style-name="ce21"/>
        <table:table-column table:style-name="co5" table:default-cell-style-name="Default"/>
        <table:table-column table:style-name="co7" table:default-cell-style-name="Default"/>
        <table:table-column table:style-name="co3" table:default-cell-style-name="ce25"/>
        <table:table-column table:style-name="co3" table:default-cell-style-name="Default"/>
        <table:table-row table:style-name="ro3">
          <table:table-cell table:style-name="ce1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</table:table-row>
        <table:table-row table:style-name="ro3"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ce6" table:number-columns-repeated="2"/>
          <table:table-cell/>
        </table:table-row>
        <table:table-row table:style-name="ro3">
          <table:table-cell table:style-name="ce2"/>
          <table:table-cell table:style-name="ce3" office:value-type="string" calcext:value-type="string">
            <text:p>Beginn</text:p>
          </table:table-cell>
          <table:table-cell table:style-name="ce7" office:value-type="string" calcext:value-type="string">
            <text:p>Mo</text:p>
          </table:table-cell>
          <table:table-cell table:style-name="ce3" office:value-type="string" calcext:value-type="string">
            <text:p>Di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Do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Sa</text:p>
          </table:table-cell>
          <table:table-cell table:style-name="ce19" office:value-type="string" calcext:value-type="string">
            <text:p>So</text:p>
          </table:table-cell>
          <table:table-cell table:style-name="ce3" office:value-type="string" calcext:value-type="string">
            <text:p>Summe</text:p>
          </table:table-cell>
          <table:table-cell table:style-name="ce3" office:value-type="string" calcext:value-type="string">
            <text:p>Geplant</text:p>
          </table:table-cell>
          <table:table-cell table:style-name="ce3" office:value-type="string" calcext:value-type="string">
            <text:p>Bilanz</text:p>
          </table:table-cell>
          <table:table-cell table:style-name="ce2"/>
        </table:table-row>
        <table:table-row table:style-name="ro3">
          <table:table-cell table:style-name="ce2"/>
          <table:table-cell office:value-type="date" office:date-value="2014-09-01" calcext:value-type="date">
            <text:p>01.09.14</text:p>
          </table:table-cell>
          <table:table-cell/>
          <table:table-cell table:style-name="Default" table:number-columns-repeated="3"/>
          <table:table-cell table:number-columns-repeated="2"/>
          <table:table-cell table:style-name="ce20"/>
          <table:table-cell table:formula="of:=SUM([.C4:.I4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4" table:formula="of:=[.J4] - [.K4]" office:value-type="float" office:value="-6" calcext:value-type="float">
            <text:p>-6</text:p>
          </table:table-cell>
          <table:table-cell table:style-name="ce2"/>
        </table:table-row>
        <table:table-row table:style-name="ro3">
          <table:table-cell/>
          <table:table-cell table:formula="of:=DATE(YEAR([.B4]);MONTH([.B4]);DAY([.B4])+7)" office:value-type="date" office:date-value="2014-09-08" calcext:value-type="date">
            <text:p>08.09.1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4"/>
          <table:table-cell table:style-name="ce12" office:value-type="float" office:value="3" calcext:value-type="float">
            <text:p>3</text:p>
          </table:table-cell>
          <table:table-cell/>
          <table:table-cell table:formula="of:=SUM([.C5:.I5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4" table:formula="of:=[.J5] - [.K5] + [.L4]" office:value-type="float" office:value="-4" calcext:value-type="float">
            <text:p>-4</text:p>
          </table:table-cell>
          <table:table-cell/>
        </table:table-row>
        <table:table-row table:style-name="ro3">
          <table:table-cell/>
          <table:table-cell table:formula="of:=DATE(YEAR([.B5]);MONTH([.B5]);DAY([.B5])+7)" office:value-type="date" office:date-value="2014-09-15" calcext:value-type="date">
            <text:p>15.09.1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SUM([.C6:.I6])" office:value-type="float" office:value="16.5" calcext:value-type="float">
            <text:p>16,5</text:p>
          </table:table-cell>
          <table:table-cell office:value-type="float" office:value="6" calcext:value-type="float">
            <text:p>6</text:p>
          </table:table-cell>
          <table:table-cell table:formula="of:=[.J6] - [.K6] + [.L5]" office:value-type="float" office:value="6.5" calcext:value-type="float">
            <text:p>6,5</text:p>
          </table:table-cell>
          <table:table-cell/>
        </table:table-row>
        <table:table-row table:style-name="ro3">
          <table:table-cell/>
          <table:table-cell table:formula="of:=DATE(YEAR([.B6]);MONTH([.B6]);DAY([.B6])+7)" office:value-type="date" office:date-value="2014-09-22" calcext:value-type="date">
            <text:p>22.09.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style-name="Default"/>
          <table:table-cell/>
          <table:table-cell table:formula="of:=SUM([.C7:.I7]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J7] - [.K7] + [.L6]" office:value-type="float" office:value="17.5" calcext:value-type="float">
            <text:p>17,5</text:p>
          </table:table-cell>
          <table:table-cell/>
        </table:table-row>
        <table:table-row table:style-name="ro3">
          <table:table-cell/>
          <table:table-cell table:formula="of:=DATE(YEAR([.B7]);MONTH([.B7]);DAY([.B7])+7)" office:value-type="date" office:date-value="2014-09-29" calcext:value-type="date">
            <text:p>29.09.14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table:style-name="ce14"/>
          <table:table-cell table:number-columns-repeated="2"/>
          <table:table-cell table:formula="of:=SUM([.C8:.I8])"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table:formula="of:=[.J8] - [.K8] + [.L7]" office:value-type="float" office:value="14" calcext:value-type="float">
            <text:p>14</text:p>
          </table:table-cell>
          <table:table-cell/>
        </table:table-row>
        <table:table-row table:style-name="ro3">
          <table:table-cell/>
          <table:table-cell table:formula="of:=DATE(YEAR([.B8]);MONTH([.B8]);DAY([.B8])+7)" office:value-type="date" office:date-value="2014-10-06" calcext:value-type="date">
            <text:p>06.10.1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table:style-name="ce14"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/>
          <table:table-cell table:formula="of:=SUM([.C9:.I9])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J9] - [.K9] + [.L8]" office:value-type="float" office:value="35" calcext:value-type="float">
            <text:p>35</text:p>
          </table:table-cell>
          <table:table-cell/>
        </table:table-row>
        <table:table-row table:style-name="ro3">
          <table:table-cell/>
          <table:table-cell table:formula="of:=DATE(YEAR([.B9]);MONTH([.B9]);DAY([.B9])+7)" office:value-type="date" office:date-value="2014-10-13" calcext:value-type="date">
            <text:p>13.10.14</text:p>
          </table:table-cell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number-columns-repeated="2"/>
          <table:table-cell table:formula="of:=SUM([.C10:.I1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J10] - [.K10] + [.L9]" office:value-type="float" office:value="32" calcext:value-type="float">
            <text:p>32</text:p>
          </table:table-cell>
          <table:table-cell/>
        </table:table-row>
        <table:table-row table:style-name="ro3">
          <table:table-cell/>
          <table:table-cell table:formula="of:=DATE(YEAR([.B10]);MONTH([.B10]);DAY([.B10])+7)" office:value-type="date" office:date-value="2014-10-20" calcext:value-type="date">
            <text:p>20.10.14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formula="of:=SUM([.C11:.I11])"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table:formula="of:=[.J11] - [.K11] + [.L10]" office:value-type="float" office:value="30.5" calcext:value-type="float">
            <text:p>30,5</text:p>
          </table:table-cell>
          <table:table-cell/>
        </table:table-row>
        <table:table-row table:style-name="ro3">
          <table:table-cell/>
          <table:table-cell table:formula="of:=DATE(YEAR([.B11]);MONTH([.B11]);DAY([.B11])+7)" office:value-type="date" office:date-value="2014-10-27" calcext:value-type="date">
            <text:p>27.10.14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/>
          <table:table-cell table:number-columns-repeated="2"/>
          <table:table-cell table:formula="of:=SUM([.C12:.I12])"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  <table:table-cell table:formula="of:=[.J12] - [.K12] + [.L11]" office:value-type="float" office:value="35" calcext:value-type="float">
            <text:p>35</text:p>
          </table:table-cell>
          <table:table-cell/>
        </table:table-row>
        <table:table-row table:style-name="ro3">
          <table:table-cell/>
          <table:table-cell table:formula="of:=DATE(YEAR([.B12]);MONTH([.B12]);DAY([.B12])+7)" office:value-type="date" office:date-value="2014-11-03" calcext:value-type="date">
            <text:p>03.11.14</text:p>
          </table:table-cell>
          <table:table-cell table:number-columns-repeated="4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formula="of:=SUM([.C13:.I1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13] - [.K13] + [.L12]"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table-cell table:formula="of:=DATE(YEAR([.B13]);MONTH([.B13]);DAY([.B13])+7)" office:value-type="date" office:date-value="2014-11-10" calcext:value-type="date">
            <text:p>10.11.14</text:p>
          </table:table-cell>
          <table:table-cell table:number-columns-repeated="4"/>
          <table:table-cell table:style-name="ce16"/>
          <table:table-cell table:number-columns-repeated="2"/>
          <table:table-cell table:formula="of:=SUM([.C14:.I14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J14] - [.K14] + [.L13]" office:value-type="float" office:value="24" calcext:value-type="float">
            <text:p>24</text:p>
          </table:table-cell>
          <table:table-cell/>
        </table:table-row>
        <table:table-row table:style-name="ro3">
          <table:table-cell/>
          <table:table-cell table:formula="of:=DATE(YEAR([.B14]);MONTH([.B14]);DAY([.B14])+7)" office:value-type="date" office:date-value="2014-11-17" calcext:value-type="date">
            <text:p>17.11.14</text:p>
          </table:table-cell>
          <table:table-cell table:style-name="ce9"/>
          <table:table-cell table:number-columns-repeated="2"/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3" table:number-rows-spanned="1">
            <text:p>OP</text:p>
          </table:table-cell>
          <table:covered-table-cell table:number-columns-repeated="2"/>
          <table:table-cell table:formula="of:=SUM([.C15:.I15])" office:value-type="float" office:value="1" calcext:value-type="float">
            <text:p>1</text:p>
          </table:table-cell>
          <table:table-cell office:value-type="float" office:value="4.8" calcext:value-type="float">
            <text:p>4,8</text:p>
          </table:table-cell>
          <table:table-cell table:formula="of:=[.J15] - [.K15] + [.L14]" office:value-type="float" office:value="20.2" calcext:value-type="float">
            <text:p>20,2</text:p>
          </table:table-cell>
          <table:table-cell/>
        </table:table-row>
        <table:table-row table:style-name="ro3">
          <table:table-cell/>
          <table:table-cell table:formula="of:=DATE(YEAR([.B15]);MONTH([.B15]);DAY([.B15])+7)" office:value-type="date" office:date-value="2014-11-24" calcext:value-type="date">
            <text:p>24.11.14</text:p>
          </table:table-cell>
          <table:table-cell table:style-name="ce10" office:value-type="string" calcext:value-type="string" table:number-columns-spanned="7" table:number-rows-spanned="1">
            <text:p>OP</text:p>
          </table:table-cell>
          <table:covered-table-cell table:number-columns-repeated="3"/>
          <table:covered-table-cell table:style-name="ce14"/>
          <table:covered-table-cell table:style-name="ce18"/>
          <table:covered-table-cell/>
          <table:table-cell table:formula="of:=SUM([.C16:.I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6] - [.K16] + [.L15]" office:value-type="float" office:value="20.2" calcext:value-type="float">
            <text:p>20,2</text:p>
          </table:table-cell>
          <table:table-cell/>
        </table:table-row>
        <table:table-row table:style-name="ro3">
          <table:table-cell/>
          <table:table-cell table:formula="of:=DATE(YEAR([.B16]);MONTH([.B16]);DAY([.B16])+7)" office:value-type="date" office:date-value="2014-12-01" calcext:value-type="date">
            <text:p>01.12.14</text:p>
          </table:table-cell>
          <table:table-cell table:style-name="ce11"/>
          <table:table-cell office:value-type="float" office:value="1.5" calcext:value-type="float">
            <text:p>1,5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3"/>
          <table:table-cell table:formula="of:=SUM([.C17:.I17]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J17] - [.K17] + [.L16]" office:value-type="float" office:value="18.2" calcext:value-type="float">
            <text:p>18,2</text:p>
          </table:table-cell>
          <table:table-cell/>
        </table:table-row>
        <table:table-row table:style-name="ro3">
          <table:table-cell/>
          <table:table-cell table:formula="of:=DATE(YEAR([.B17]);MONTH([.B17]);DAY([.B17])+7)" office:value-type="date" office:date-value="2014-12-08" calcext:value-type="date">
            <text:p>08.12.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2" office:value-type="float" office:value="5" calcext:value-type="float">
            <text:p>5</text:p>
          </table:table-cell>
          <table:table-cell table:style-name="ce20"/>
          <table:table-cell table:formula="of:=SUM([.C18:.I18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J18] - [.K18] + [.L17]" office:value-type="float" office:value="20.2" calcext:value-type="float">
            <text:p>20,2</text:p>
          </table:table-cell>
          <table:table-cell/>
        </table:table-row>
        <table:table-row table:style-name="ro3">
          <table:table-cell/>
          <table:table-cell table:formula="of:=DATE(YEAR([.B18]);MONTH([.B18]);DAY([.B18])+7)" office:value-type="date" office:date-value="2014-12-15" calcext:value-type="date">
            <text:p>15.12.1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3.5" calcext:value-type="float">
            <text:p>3,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/>
          <table:table-cell table:formula="of:=SUM([.C19:.I19]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J19] - [.K19] + [.L18]" office:value-type="float" office:value="25.2" calcext:value-type="float">
            <text:p>25,2</text:p>
          </table:table-cell>
          <table:table-cell/>
        </table:table-row>
        <table:table-row table:style-name="ro3">
          <table:table-cell/>
          <table:table-cell table:formula="of:=DATE(YEAR([.B19]);MONTH([.B19]);DAY([.B19])+7)" office:value-type="date" office:date-value="2014-12-22" calcext:value-type="date">
            <text:p>22.12.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4"/>
          <table:table-cell table:number-columns-repeated="2"/>
          <table:table-cell table:formula="of:=SUM([.C20:.I20]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J20] - [.K20] + [.L19]" office:value-type="float" office:value="28.2" calcext:value-type="float">
            <text:p>28,2</text:p>
          </table:table-cell>
          <table:table-cell/>
        </table:table-row>
        <table:table-row table:style-name="ro3">
          <table:table-cell/>
          <table:table-cell table:formula="of:=DATE(YEAR([.B20]);MONTH([.B20]);DAY([.B20])+7)" office:value-type="date" office:date-value="2014-12-29" calcext:value-type="date">
            <text:p>29.12.14</text:p>
          </table:table-cell>
          <table:table-cell table:style-name="ce11"/>
          <table:table-cell table:number-columns-repeated="3"/>
          <table:table-cell table:style-name="ce14" office:value-type="float" office:value="6" calcext:value-type="float">
            <text:p>6</text:p>
          </table:table-cell>
          <table:table-cell table:number-columns-repeated="2"/>
          <table:table-cell table:formula="of:=SUM([.C21:.I21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[.J21] - [.K21] + [.L20]" office:value-type="float" office:value="28.2" calcext:value-type="float">
            <text:p>28,2</text:p>
          </table:table-cell>
          <table:table-cell/>
        </table:table-row>
        <table:table-row table:style-name="ro3">
          <table:table-cell/>
          <table:table-cell table:formula="of:=DATE(YEAR([.B21]);MONTH([.B21]);DAY([.B21])+7)" office:value-type="date" office:date-value="2015-01-05" calcext:value-type="date">
            <text:p>05.01.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formula="of:=SUM([.C22:.I22])" office:value-type="float" office:value="6" calcext:value-type="float">
            <text:p>6</text:p>
          </table:table-cell>
          <table:table-cell office:value-type="float" office:value="3.6" calcext:value-type="float">
            <text:p>3,6</text:p>
          </table:table-cell>
          <table:table-cell table:formula="of:=[.J22] - [.K22] + [.L21]" office:value-type="float" office:value="30.6" calcext:value-type="float">
            <text:p>30,6</text:p>
          </table:table-cell>
          <table:table-cell/>
        </table:table-row>
        <table:table-row table:style-name="ro3">
          <table:table-cell/>
          <table:table-cell table:formula="of:=DATE(YEAR([.B22]);MONTH([.B22]);DAY([.B22])+7)" office:value-type="date" office:date-value="2015-01-12" calcext:value-type="date">
            <text:p>12.01.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4"/>
          <table:table-cell/>
          <table:table-cell office:value-type="float" office:value="2" calcext:value-type="float">
            <text:p>2</text:p>
          </table:table-cell>
          <table:table-cell table:formula="of:=SUM([.C23:.I23])"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 table:formula="of:=[.J23] - [.K23] + [.L22]" office:value-type="float" office:value="32.2" calcext:value-type="float">
            <text:p>32,2</text:p>
          </table:table-cell>
          <table:table-cell/>
        </table:table-row>
        <table:table-row table:style-name="ro3">
          <table:table-cell/>
          <table:table-cell table:formula="of:=DATE(YEAR([.B23]);MONTH([.B23]);DAY([.B23])+7)" office:value-type="date" office:date-value="2015-01-19" calcext:value-type="date">
            <text:p>19.01.1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14"/>
          <table:table-cell table:number-columns-repeated="2"/>
          <table:table-cell table:formula="of:=SUM([.C24:.I24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J24] - [.K24] + [.L23]" office:value-type="float" office:value="28.2" calcext:value-type="float">
            <text:p>28,2</text:p>
          </table:table-cell>
          <table:table-cell/>
        </table:table-row>
        <table:table-row table:style-name="ro3">
          <table:table-cell/>
          <table:table-cell table:formula="of:=DATE(YEAR([.B24]);MONTH([.B24]);DAY([.B24])+7)" office:value-type="date" office:date-value="2015-01-26" calcext:value-type="date">
            <text:p>26.01.15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number-columns-repeated="2"/>
          <table:table-cell table:formula="of:=SUM([.C25:.I25])" office:value-type="float" office:value="14.5" calcext:value-type="float">
            <text:p>14,5</text:p>
          </table:table-cell>
          <table:table-cell office:value-type="float" office:value="6" calcext:value-type="float">
            <text:p>6</text:p>
          </table:table-cell>
          <table:table-cell table:formula="of:=[.J25] - [.K25] + [.L24]" office:value-type="float" office:value="36.7" calcext:value-type="float">
            <text:p>36,7</text:p>
          </table:table-cell>
          <table:table-cell/>
        </table:table-row>
        <table:table-row table:style-name="ro3">
          <table:table-cell/>
          <table:table-cell table:formula="of:=DATE(YEAR([.B25]);MONTH([.B25]);DAY([.B25])+7)" office:value-type="date" office:date-value="2015-02-02" calcext:value-type="date">
            <text:p>02.02.15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14"/>
          <table:table-cell table:number-columns-repeated="2"/>
          <table:table-cell table:formula="of:=SUM([.C26:.I26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[.J26] - [.K26] + [.L25]" office:value-type="float" office:value="36.7" calcext:value-type="float">
            <text:p>36,7</text:p>
          </table:table-cell>
          <table:table-cell/>
        </table:table-row>
        <table:table-row table:style-name="ro3">
          <table:table-cell/>
          <table:table-cell table:formula="of:=DATE(YEAR([.B26]);MONTH([.B26]);DAY([.B26])+7)" office:value-type="date" office:date-value="2015-02-09" calcext:value-type="date">
            <text:p>09.02.15</text:p>
          </table:table-cell>
          <table:table-cell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/>
          <table:table-cell table:formula="of:=SUM([.C27:.I27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J27] - [.K27] + [.L26]" office:value-type="float" office:value="38.7" calcext:value-type="float">
            <text:p>38,7</text:p>
          </table:table-cell>
          <table:table-cell/>
        </table:table-row>
        <table:table-row table:style-name="ro3">
          <table:table-cell/>
          <table:table-cell table:formula="of:=DATE(YEAR([.B27]);MONTH([.B27]);DAY([.B27])+7)" office:value-type="date" office:date-value="2015-02-16" calcext:value-type="date">
            <text:p>16.02.15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 table:style-name="ce14"/>
          <table:table-cell table:number-columns-repeated="2"/>
          <table:table-cell table:formula="of:=SUM([.C28:.I28])"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table:formula="of:=[.J28] - [.K28] + [.L27]" office:value-type="float" office:value="36.2" calcext:value-type="float">
            <text:p>36,2</text:p>
          </table:table-cell>
          <table:table-cell/>
        </table:table-row>
        <table:table-row table:style-name="ro3">
          <table:table-cell/>
          <table:table-cell table:formula="of:=DATE(YEAR([.B28]);MONTH([.B28]);DAY([.B28])+7)" office:value-type="date" office:date-value="2015-02-23" calcext:value-type="date">
            <text:p>23.02.15</text:p>
          </table:table-cell>
          <table:table-cell table:number-columns-repeated="4"/>
          <table:table-cell table:style-name="ce14"/>
          <table:table-cell table:number-columns-repeated="2"/>
          <table:table-cell table:formula="of:=SUM([.C29:.I29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J29] - [.K29] + [.L28]" office:value-type="float" office:value="30.2" calcext:value-type="float">
            <text:p>30,2</text:p>
          </table:table-cell>
          <table:table-cell/>
        </table:table-row>
        <table:table-row table:style-name="ro3">
          <table:table-cell/>
          <table:table-cell table:formula="of:=DATE(YEAR([.B29]);MONTH([.B29]);DAY([.B29])+7)" office:value-type="date" office:date-value="2015-03-02" calcext:value-type="date">
            <text:p>02.03.15</text:p>
          </table:table-cell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number-columns-repeated="2"/>
          <table:table-cell table:formula="of:=SUM([.C30:.I3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J30] - [.K30] + [.L29]" office:value-type="float" office:value="27.2" calcext:value-type="float">
            <text:p>27,2</text:p>
          </table:table-cell>
          <table:table-cell/>
        </table:table-row>
        <table:table-row table:style-name="ro3">
          <table:table-cell/>
          <table:table-cell table:formula="of:=DATE(YEAR([.B30]);MONTH([.B30]);DAY([.B30])+7)" office:value-type="date" office:date-value="2015-03-09" calcext:value-type="date">
            <text:p>09.03.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number-columns-repeated="2"/>
          <table:table-cell table:formula="of:=SUM([.C31:.I3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31] - [.K31] + [.L30]" office:value-type="float" office:value="22.2" calcext:value-type="float">
            <text:p>22,2</text:p>
          </table:table-cell>
          <table:table-cell/>
        </table:table-row>
        <table:table-row table:style-name="ro3">
          <table:table-cell/>
          <table:table-cell table:formula="of:=DATE(YEAR([.B31]);MONTH([.B31]);DAY([.B31])+7)" office:value-type="date" office:date-value="2015-03-16" calcext:value-type="date">
            <text:p>16.03.15</text:p>
          </table:table-cell>
          <table:table-cell table:number-columns-repeated="4"/>
          <table:table-cell table:style-name="ce14"/>
          <table:table-cell table:number-columns-repeated="2"/>
          <table:table-cell table:formula="of:=SUM([.C32:.I32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J32] - [.K32] + [.L31]" office:value-type="float" office:value="16.2" calcext:value-type="float">
            <text:p>16,2</text:p>
          </table:table-cell>
          <table:table-cell/>
        </table:table-row>
        <table:table-row table:style-name="ro3">
          <table:table-cell/>
          <table:table-cell table:formula="of:=DATE(YEAR([.B32]);MONTH([.B32]);DAY([.B32])+7)" office:value-type="date" office:date-value="2015-03-23" calcext:value-type="date">
            <text:p>23.03.15</text:p>
          </table:table-cell>
          <table:table-cell table:number-columns-repeated="4"/>
          <table:table-cell table:style-name="ce14"/>
          <table:table-cell table:number-columns-repeated="2"/>
          <table:table-cell table:formula="of:=SUM([.C33:.I33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J33] - [.K33] + [.L32]" office:value-type="float" office:value="10.2" calcext:value-type="float">
            <text:p>10,2</text:p>
          </table:table-cell>
          <table:table-cell/>
        </table:table-row>
        <table:table-row table:style-name="ro3">
          <table:table-cell/>
          <table:table-cell table:formula="of:=DATE(YEAR([.B33]);MONTH([.B33]);DAY([.B33])+7)" office:value-type="date" office:date-value="2015-03-30" calcext:value-type="date">
            <text:p>30.03.15</text:p>
          </table:table-cell>
          <table:table-cell table:number-columns-repeated="4"/>
          <table:table-cell table:style-name="ce14"/>
          <table:table-cell table:number-columns-repeated="2"/>
          <table:table-cell table:formula="of:=SUM([.C34:.I34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J34] - [.K34] + [.L33]" office:value-type="float" office:value="4.2" calcext:value-type="float">
            <text:p>4,2</text:p>
          </table:table-cell>
          <table:table-cell/>
        </table:table-row>
        <table:table-row table:style-name="ro3">
          <table:table-cell table:number-columns-repeated="2"/>
          <table:table-cell table:style-name="ce12"/>
          <table:table-cell table:number-columns-repeated="3"/>
          <table:table-cell table:style-name="ce14"/>
          <table:table-cell/>
          <table:table-cell table:style-name="ce12"/>
          <table:table-cell table:number-columns-repeated="2"/>
          <table:table-cell table:style-name="ce22"/>
          <table:table-cell/>
        </table:table-row>
        <table:table-row table:style-name="ro3">
          <table:table-cell table:number-columns-repeated="2"/>
          <table:table-cell table:style-name="ce13"/>
          <table:table-cell table:style-name="ce15" table:number-columns-repeated="5"/>
          <table:table-cell table:style-name="ce13"/>
          <table:table-cell table:style-name="ce22" table:number-columns-repeated="3"/>
          <table:table-cell/>
        </table:table-row>
        <table:table-row table:style-name="ro3">
          <table:table-cell/>
          <table:table-cell table:style-name="ce5"/>
          <table:table-cell table:style-name="ce13" table:number-columns-repeated="7"/>
          <table:table-cell table:style-name="ce23"/>
          <table:table-cell table:style-name="ce22"/>
          <table:table-cell table:style-name="ce23"/>
          <table:table-cell/>
        </table:table-row>
        <table:table-row table:style-name="ro3">
          <table:table-cell table:style-name="ce2"/>
          <table:table-cell table:style-name="ce6"/>
          <table:table-cell table:style-name="ce12" table:number-columns-repeated="7"/>
          <table:table-cell table:style-name="ce6" table:number-columns-repeated="3"/>
          <table:table-cell table:style-name="ce2"/>
        </table:table-row>
        <table:table-row table:style-name="ro3">
          <table:table-cell table:number-columns-repeated="2"/>
          <table:table-cell table:style-name="ce6"/>
          <table:table-cell table:style-name="Default" table:number-columns-repeated="3"/>
          <table:table-cell/>
          <table:table-cell table:style-name="Default"/>
          <table:table-cell table:style-name="ce6"/>
          <table:table-cell/>
          <table:table-cell table:style-name="ce6"/>
          <table:table-cell table:style-name="Default"/>
          <table:table-cell/>
        </table:table-row>
        <table:table-row table:style-name="ro3" table:number-rows-repeated="20">
          <table:table-cell table:number-columns-repeated="2"/>
          <table:table-cell table:style-name="ce6"/>
          <table:table-cell table:style-name="Default" table:number-columns-repeated="3"/>
          <table:table-cell/>
          <table:table-cell table:style-name="Default"/>
          <table:table-cell table:style-name="ce6"/>
          <table:table-cell table:number-columns-repeated="2"/>
          <table:table-cell table:style-name="Default"/>
          <table:table-cell/>
        </table:table-row>
        <table:table-row table:style-name="ro3">
          <table:table-cell table:style-name="ce2"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.00.0000</text:date>, <text:time style:data-style-name="N2" text:time-value="23:34:42.8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M23S</meta:editing-duration>
    <meta:editing-cycles>9</meta:editing-cycles>
    <meta:generator>LibreOffice/4.3.0.4$Windows_x86 LibreOffice_project/62ad5818884a2fc2e5780dd45466868d41009ec0</meta:generator>
    <dc:date>2015-03-30T00:02:12.366000000</dc:date>
    <meta:document-statistic meta:table-count="3" meta:cell-count="191" meta:object-count="0"/>
    <meta:user-defined meta:name="Info 1"/>
    <meta:user-defined meta:name="Info 2"/>
    <meta:user-defined meta:name="Info 3"/>
    <meta:user-defined meta:name="Info 4"/>
  </office:meta>
</office:document-meta>
</file>